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cdf" officeooo:paragraph-rsid="00015cdf"/>
    </style:style>
    <style:style style:name="P2" style:family="paragraph" style:parent-style-name="Standard">
      <style:text-properties officeooo:rsid="0002d7f8" officeooo:paragraph-rsid="0002d7f8"/>
    </style:style>
    <style:style style:name="P3" style:family="paragraph" style:parent-style-name="Standard">
      <style:text-properties style:text-position="0% 100%" officeooo:rsid="0002d7f8" officeooo:paragraph-rsid="0002d7f8"/>
    </style:style>
    <style:style style:name="P4" style:family="paragraph" style:parent-style-name="Standard">
      <style:text-properties style:text-position="0% 100%" officeooo:rsid="00031446" officeooo:paragraph-rsid="00031446"/>
    </style:style>
    <style:style style:name="P5" style:family="paragraph" style:parent-style-name="Standard">
      <style:text-properties style:text-position="0% 100%" style:text-underline-style="solid" style:text-underline-width="auto" style:text-underline-color="font-color" officeooo:rsid="0002d7f8" officeooo:paragraph-rsid="0002d7f8"/>
    </style:style>
    <style:style style:name="P6" style:family="paragraph" style:parent-style-name="Standard">
      <style:text-properties style:text-position="0% 100%" style:text-underline-style="solid" style:text-underline-width="auto" style:text-underline-color="font-color" officeooo:rsid="000684fd" officeooo:paragraph-rsid="000684fd"/>
    </style:style>
    <style:style style:name="P7" style:family="paragraph" style:parent-style-name="Standard">
      <style:paragraph-properties fo:text-align="center" style:justify-single-word="false"/>
      <style:text-properties style:text-position="0% 100%" style:text-underline-style="solid" style:text-underline-width="auto" style:text-underline-color="font-color" officeooo:rsid="000a187c" officeooo:paragraph-rsid="000a187c"/>
    </style:style>
    <style:style style:name="P8" style:family="paragraph" style:parent-style-name="Standard">
      <style:text-properties style:text-position="0% 100%" officeooo:rsid="00034672" officeooo:paragraph-rsid="00034672"/>
    </style:style>
    <style:style style:name="P9" style:family="paragraph" style:parent-style-name="Standard">
      <style:text-properties style:text-position="0% 100%" officeooo:rsid="000684fd" officeooo:paragraph-rsid="000684fd"/>
    </style:style>
    <style:style style:name="P10" style:family="paragraph" style:parent-style-name="Standard">
      <style:paragraph-properties fo:text-align="center" style:justify-single-word="false"/>
      <style:text-properties style:text-position="0% 100%" officeooo:rsid="000684fd" officeooo:paragraph-rsid="000684fd"/>
    </style:style>
    <style:style style:name="P11" style:family="paragraph" style:parent-style-name="Standard">
      <style:text-properties style:text-position="0% 100%" style:text-underline-style="none" officeooo:rsid="000684fd" officeooo:paragraph-rsid="000684fd"/>
    </style:style>
    <style:style style:name="P12" style:family="paragraph" style:parent-style-name="Standard">
      <style:paragraph-properties fo:text-align="center" style:justify-single-word="false"/>
      <style:text-properties style:text-position="0% 100%" style:text-underline-style="none" officeooo:rsid="000684fd" officeooo:paragraph-rsid="000684fd"/>
    </style:style>
    <style:style style:name="P13" style:family="paragraph" style:parent-style-name="Standard">
      <style:text-properties style:text-position="0% 100%" style:text-underline-style="none" officeooo:rsid="00031446" officeooo:paragraph-rsid="00031446"/>
    </style:style>
    <style:style style:name="P14" style:family="paragraph" style:parent-style-name="Standard">
      <style:text-properties style:text-position="0% 100%" officeooo:rsid="0007ec23" officeooo:paragraph-rsid="0007ec23"/>
    </style:style>
    <style:style style:name="P15" style:family="paragraph" style:parent-style-name="Standard">
      <style:text-properties style:text-position="0% 100%" officeooo:rsid="00088c1d" officeooo:paragraph-rsid="000cf7cd"/>
    </style:style>
    <style:style style:name="P16" style:family="paragraph" style:parent-style-name="Standard">
      <style:text-properties style:text-position="0% 100%" officeooo:rsid="000b29ce" officeooo:paragraph-rsid="000b29ce"/>
    </style:style>
    <style:style style:name="P17" style:family="paragraph" style:parent-style-name="Standard">
      <style:text-properties style:text-position="0% 100%" officeooo:rsid="000b29ce" officeooo:paragraph-rsid="000f51f3"/>
    </style:style>
    <style:style style:name="P18" style:family="paragraph" style:parent-style-name="Standard">
      <style:text-properties style:text-position="0% 100%" officeooo:rsid="000cf7cd" officeooo:paragraph-rsid="000cf7cd"/>
    </style:style>
    <style:style style:name="P19" style:family="paragraph" style:parent-style-name="Standard">
      <style:text-properties style:text-position="0% 100%" officeooo:rsid="000df7ac" officeooo:paragraph-rsid="000df7ac"/>
    </style:style>
    <style:style style:name="P20" style:family="paragraph" style:parent-style-name="Standard">
      <style:text-properties style:text-position="0% 100%" officeooo:rsid="000edaa0" officeooo:paragraph-rsid="000edaa0"/>
    </style:style>
    <style:style style:name="P21" style:family="paragraph" style:parent-style-name="Standard">
      <style:text-properties style:text-underline-style="solid" style:text-underline-width="auto" style:text-underline-color="font-color" officeooo:rsid="0002d7f8" officeooo:paragraph-rsid="0002d7f8"/>
    </style:style>
    <style:style style:name="T1" style:family="text">
      <style:text-properties style:text-position="super 58%"/>
    </style:style>
    <style:style style:name="T2" style:family="text">
      <style:text-properties officeooo:rsid="00034672"/>
    </style:style>
    <style:style style:name="T3" style:family="text">
      <style:text-properties officeooo:rsid="0003f577"/>
    </style:style>
    <style:style style:name="T4" style:family="text">
      <style:text-properties officeooo:rsid="00083340"/>
    </style:style>
    <style:style style:name="T5" style:family="text">
      <style:text-properties officeooo:rsid="00088c1d"/>
    </style:style>
    <style:style style:name="T6" style:family="text">
      <style:text-properties officeooo:rsid="000cf7c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f51f3"/>
    </style:style>
    <style:style style:name="T9" style:family="text">
      <style:text-properties officeooo:rsid="000edaa0"/>
    </style:style>
    <style:style style:name="T10" style:family="text">
      <style:text-properties fo:font-weight="bold" style:font-weight-asian="bold" style:font-weight-complex="bold"/>
    </style:style>
    <style:style style:name="T11" style:family="text">
      <style:text-properties fo:font-weight="bold" officeooo:rsid="00034672" style:font-weight-asian="bold" style:font-weight-complex="bold"/>
    </style:style>
    <style:style style:name="T12" style:family="text">
      <style:text-properties officeooo:rsid="000f51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1.</text:span><text:span text:style-name="T11">1</text:span> To understand BFS as an unique case of Uniform cost search, first lets look at both of these search methodologies:-</text:p>
      <text:p text:style-name="P21">BFS properties: </text:p>
      <text:p text:style-name="P2">It is <text:span text:style-name="T2">guaranteed</text:span> to find a solution if one exists.</text:p>
      <text:p text:style-name="P2">Its time complexity is b<text:span text:style-name="T1">d</text:span></text:p>
      <text:p text:style-name="P3">It memory complexity is also b<text:span text:style-name="T1">d</text:span> , but is it <text:span text:style-name="T2">guaranteed</text:span> to find a best solution(shortest path)?</text:p>
      <text:p text:style-name="P5">UCS properties:</text:p>
      <text:p text:style-name="P3">It is <text:span text:style-name="T2">guaranteed</text:span> to find a solution if one exists.</text:p>
      <text:p text:style-name="P3">Its time complexity is <text:s/>b<text:span text:style-name="T1">c*/e</text:span></text:p>
      <text:p text:style-name="P3">Its space complexity is also b<text:span text:style-name="T1">c*/e</text:span> .</text:p>
      <text:p text:style-name="P4">Here both of the search methodologies expand nodes but UCS does an node expansion across the smallest path cost. </text:p>
      <text:p text:style-name="P4">In BFS uses a fringe in a queue where as UCS uses a fringe in a priority queue.</text:p>
      <text:p text:style-name="P4"><text:span text:style-name="T2">In a way,</text:span> UCS expands states in order of cost i.e. g(s), where as BFS expands states in order of hops from the start. Thus the search ends in UCS when the goal state is removed from the queue where as <text:s/>in BFS the goal state is expanded.</text:p>
      <text:p text:style-name="P9">UCS-At any given point in the execution, the algorithm never expands a node which has a cost greater than the cost of the shortest path in the graph. The elements in the priority queue have almost the same costs at a given time, and thus the name Uniform Cost Search. It may seem as if the elements don’t have almost the same costs.</text:p>
      <text:p text:style-name="P6">In conclusion,Uniform Cost Search can also be used as Breadth First Search if all the edges are given a cost of 1 or they are identical.</text:p>
      <text:p text:style-name="P11">Thus, BFS and UCS would behave the same in this case :-</text:p>
      <text:p text:style-name="P12">f(n) = g(n) = 1*(depth of n)</text:p>
      <text:p text:style-name="P13"/>
      <text:p text:style-name="P8"><text:span text:style-name="T10">1.2</text:span><text:span text:style-name="T3">BFS, DFS, UCS are a special case of greedy best first search:- </text:span></text:p>
      <text:p text:style-name="P9"><text:span text:style-name="T3">BFS, DFS, UCS </text:span>are all uninformed search methods. BFS, DFS and uniform-cost search are special</text:p>
      <text:p text:style-name="P9">cases of best-first search <text:span text:style-name="T4">and behave when</text:span>:-</text:p>
      <text:p text:style-name="P10"><text:s/>BFS: f(n) = depth(n)</text:p>
      <text:p text:style-name="P10"><text:s/>DFS: f(n) = -depth(n)</text:p>
      <text:p text:style-name="P10"><text:s/>UCS: f(n) = g(n)</text:p>
      <text:p text:style-name="P10"/>
      <text:p text:style-name="P14"><text:span text:style-name="T10">1.3</text:span>UCS is a special case <text:span text:style-name="T4">and behaves like </text:span>best first search <text:span text:style-name="T4">if</text:span>:-</text:p>
      <text:p text:style-name="P14">A* search: f(n) = g(n) + h(n)</text:p>
      <text:p text:style-name="P14">Uniform-cost search: f(n) = g(n)</text:p>
      <text:p text:style-name="P14">Thus, for h(n) = 0, uniform cost search will produce the same result as A* search</text:p>
      <text:p text:style-name="P8"/>
      <text:p text:style-name="P15"><text:span text:style-name="T10">2.1</text:span> A* Search:- When you expand a node n, take each successor n' and place it on PriQueue with priority. <text:span text:style-name="T6">Suppose that, for each node n in a search tree, an evaluation function f(n) is defined as</text:span></text:p>
      <text:p text:style-name="P18">the sum of the cost g(n) to reach that node from the start state, plus an estimated cost</text:p>
      <text:p text:style-name="P18">h(n) to get from that state to the goal state. That f(n) is then the estimated cost of the</text:p>
      <text:p text:style-name="P18">cheapest solution through n.</text:p>
      <text:p text:style-name="P7"><text:span text:style-name="T5">f(n) = g(n) + h(n)</text:span></text:p>
      <text:p text:style-name="P17"><text:span text:style-name="T7">Is it complete </text:span><text:span text:style-name="T8">[Yes, unless there are infinitely many nodes with f ≤ f (G)]</text:span>:There are finitely many acyclic paths in the search tree</text:p>
      <text:p text:style-name="P16">• A* only ever considers acyclic paths.</text:p>
      <text:p text:style-name="P16">• On each iteration of A* a new acyclic path is generated because:– When a node is added the first time, a new path exists also When a node is “promoted”, a new path to that node exists. It must be new because it’s shorter.</text:p>
      <text:p text:style-name="P16">• So the very most work it could do is to look at every acyclic path in the graph, thus making it complete.</text:p>
      <text:p text:style-name="P16"/>
      <text:p text:style-name="P16"><text:soft-page-break/></text:p>
      <text:p text:style-name="P19"><text:span text:style-name="T10">2.2</text:span> <text:span text:style-name="T9">W</text:span>hen does it end:-In A*, for each node we check the outgoing connections .</text:p>
      <text:p text:style-name="P19">For each new node we calculate the lowest cost so far, depending on the weights of the connections to this node and the costs we had, to reach the previous node. Additionally we estimate the cost from the new node to the target node and add this to the lowest cost. We now have the estimated total cost ( I. E. lowest cost + estimated distance to target) .Next <text:span text:style-name="T9">we</text:span> choose from the new nodes the one with the lowest <text:span text:style-name="T9">estimated total cost</text:span>. <text:span text:style-name="T9">This is repeated</text:span> until one of the new nodes will be the target. </text:p>
      <text:p text:style-name="P20">Thus the algorithm ,stops when the target is one of the new 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8:30:13.751554935</meta:creation-date>
    <dc:date>2018-11-19T16:47:46.256126418</dc:date>
    <meta:editing-duration>PT1H24M1S</meta:editing-duration>
    <meta:editing-cycles>1</meta:editing-cycles>
    <meta:document-statistic meta:table-count="0" meta:image-count="0" meta:object-count="0" meta:page-count="2" meta:paragraph-count="38" meta:word-count="664" meta:character-count="3445" meta:non-whitespace-character-count="2810"/>
    <meta:generator>LibreOffice/5.1.6.2$Linux_X86_64 LibreOffice_project/10m0$Build-2</meta:generator>
  </office:meta>
</office:document-meta>
</file>